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cript started on Thu 11 Sep 2014 05:30:46 PM EDT</text:p>
      <text:p text:style-name="P1">[rgodbee1@cs3 assigment03]$ #[H#[J[rgodbee1@cs3 assigment03]$ ls</text:p>
      <text:p text:style-name="P1">09142014transcript_01.txt <text:s/>basic_lib.h <text:s/>#[0m#[01;32mcomplexNum#[0m</text:p>
      <text:p text:style-name="P1">basic_lib.c <text:s text:c="15"/>basic_lib.o <text:s/>complexNum.c</text:p>
      <text:p text:style-name="P1">#[m[rgodbee1@cs3 assigment03]$ ls##./complexNum #############gcc -Wall -o complexNum complexNum.c -lm </text:p>
      <text:p text:style-name="P1">[rgodbee1@cs3 assigment03]$ gcc -Wall -o complexNum complexNum.c -lm </text:p>
      <text:p text:style-name="P1">Adding Two Arrays:</text:p>
      <text:p text:style-name="P1">Real Part<text:tab/>Imaginary Part</text:p>
      <text:p text:style-name="P1">3.100000<text:tab/>4.200000</text:p>
      <text:p text:style-name="P1">6.300000<text:tab/>3.500000</text:p>
      <text:p text:style-name="P1">Subtracting Two Arrays:</text:p>
      <text:p text:style-name="P1">Real Part<text:tab/>Imaginary Part</text:p>
      <text:p text:style-name="P1">-0.900000<text:tab/>-1.800000</text:p>
      <text:p text:style-name="P1">-1.700000<text:tab/>-2.500000</text:p>
      <text:p text:style-name="P1">Multipling Two Arrays:</text:p>
      <text:p text:style-name="P1">Real Part<text:tab/>Imaginary Part</text:p>
      <text:p text:style-name="P1">2.200000<text:tab/>3.600000</text:p>
      <text:p text:style-name="P1">9.200000<text:tab/>1.500000</text:p>
      <text:p text:style-name="P1">Dividing Two Arrays:</text:p>
      <text:p text:style-name="P1">Real Part<text:tab/>Imaginary Part</text:p>
      <text:p text:style-name="P1">0.550000<text:tab/>0.400000</text:p>
      <text:p text:style-name="P1">0.575000<text:tab/>0.166667</text:p>
      <text:p text:style-name="P1">[rgodbee1@cs3 assigment03]$ vi</text:p>
      <text:p text:style-name="P1">#[?1h#=#[1;41r#[m#[m#[0m#[H#[J#[2;1H#[1m~</text:p>
      <text:p text:style-name="P1">~</text:p>
      <text:p text:style-name="P1">~</text:p>
      <text:p text:style-name="P1">~</text:p>
      <text:p text:style-name="P1">~#[0m#[41;69H0,0-1#[9CAll#[15;35HVIM - Vi IMproved#[17;36Hversion 7.2.411#[18;32Hby Bram Moolenaar et al.#[19;27HModified by #[1m&lt;bugzilla@redhat.com&gt;#[0m#[20;22HVim is open source and freely distributable#[22;32HSponsor Vim development!#[23;21Htype <text:s/>:help sponsor#[1m&lt;Enter&gt;#[0m <text:s text:c="3"/>for information#[25;21Htype <text:s/>:q#[1m&lt;Enter&gt;#[0m#[15Cto exit#[26;21Htype <text:s/>:help#[1m&lt;Enter&gt;#[0m <text:s/>or <text:s/>#[1m&lt;F1&gt;#[0m <text:s/>for on-line help#[27;21Htype <text:s/>:help version7#[1m&lt;Enter&gt;#[0m <text:s text:c="2"/>for version info#[1;1H#[41;69H#[K#[41;1H:o c#[1m^I#[0m#[41;5H#[K#[41;5H#[41;4H#[K#[41;4H##[41;2H#[K#[41;2H# #[67C0,0-1#[9CAll#[1;1H##[41;69H#[K#[41;1H:q</text:p>
      <text:p text:style-name="P1">#[?1h#=#[1;41r#[m#[m#[0m#[H#[J#[41;1H"complexNum.c" [noeol][dos] 129L, 3771C#[1;1H#include &lt;stdio.h&gt;</text:p>
      <text:p text:style-name="P1">#include &lt;stdlib.h&gt;</text:p>
      <text:p text:style-name="P1">#include &lt;math.h&gt;</text:p>
      <text:p text:style-name="P1"/>
      <text:p text:style-name="P1">typedef struct {#[6;8H double realpart;#[7;8H double imagpart;</text:p>
      <text:p text:style-name="P1">} ComplexNum;</text:p>
      <text:p text:style-name="P1"/>
      <text:p text:style-name="P1">#define SIZE_OF_ARR 2</text:p>
      <text:p text:style-name="P1"/>
      <text:p text:style-name="P1">ComplexNum** addComplexNum(ComplexNum **x, ComplexNum **y);</text:p>
      <text:p text:style-name="P1">ComplexNum** subtractComplexNum(ComplexNum **x, ComplexNum **y);</text:p>
      <text:p text:style-name="P1">ComplexNum** multiplyComplexNum(ComplexNum **x, ComplexNum **y);</text:p>
      <text:p text:style-name="P1">ComplexNum** divisionComplexNum(ComplexNum **x, ComplexNum **y);</text:p>
      <text:p text:style-name="P1">void printComplexArray(ComplexNum **x);</text:p>
      <text:p text:style-name="P1"/>
      <text:p text:style-name="P1">int main()</text:p>
      <text:p text:style-name="P1">{#[20;8H //input values#[21;8H // declare arrays#[22;8H ComplexNum *xComplexArray[SIZE_OF_ARR];#[23;8H ComplexNum *yComplexArray[SIZE_OF_ARR];#[24;8H // declare an array to hold the answer from the different opperations#[25;8H ComplexNum **answerComplexArray;#[26;8H int i;#[27;8H for (i = 0; i &lt; SIZE_OF_ARR; ++i)#[28;8H {#[29;16H xComplexArray[i] = malloc(sizeof(ComplexNum));#[30;16H yComplexArray[i] = malloc(sizeof(ComplexNum));#[31;8H }#[33;8H // initialize arrayz#[34;8H xComplexArray[0]-&gt;realpart = 1.1;#[35;8H xComplexArray[0]-&gt;imagpart = 1.2;#[36;8H xComplexArray[1]-&gt;realpart = 2.3;#[37;8H xComplexArray[1]-&gt;imagpart = 0.5;#[39;8H yComplexArray[0]-&gt;realpart = 2;#[40;8H yComplexArray[0]-&gt;imagpart = 3;#[41;69H1,1#[11CTop#[1;1H#[41;69H2#[2;1H#[41;69H3#[3;1H#[41;69H4,0-1#[4;1H#[41;69H5,1 <text:s/>#[5;1H#[41;69H6,1-<text:soft-page-break/>8#[6;8H#[41;69H7#[7;8H#[41;69H8,1 <text:s/>#[8;1H#[41;69H9,0-1#[9;1H#[41;69H10,1 #[10;1H#[41;70H1,0-1#[11;1H#[41;70H2,1 <text:s/>#[12;1H#[41;70H3#[13;1H#[41;70H4#[14;1H#[41;70H5#[15;1H#[41;70H6#[16;1H#[41;70H7,0-1#[17;1H#[41;70H8,1 <text:s/>#[18;1H#[41;70H9#[19;1H#[41;69H20,1-8#[20;8H#[41;70H1#[21;8H#[41;70H2#[22;8H#[41;70H3#[23;8H#[41;70H4#[24;8H#[41;70H5#[25;8H#[41;70H6#[26;8H#[41;70H7#[27;8H#[41;70H8#[28;8H#[41;70H9#[29;8H#[41;69H30#[30;8H#[41;70H1#[31;8H#[41;70H2#[32;8H#[41;70H3#[33;8H#[41;70H4#[34;8H#[41;70H5#[35;8H#[41;70H6#[36;8H#[41;70H7#[37;8H#[41;70H8,0-1#[38;1H#[41;70H9,1-8#[39;8H#[41;69H40#[40;8H#[1;40r#[40;1H</text:p>
      <text:p text:style-name="P1">#[1;41r#[40;8H yComplexArray[1]-&gt;realpart = 4;#[41;1H#[K#[41;69H41,1-8#[9C1%#[40;8H#[1;40r#[40;1H</text:p>
      <text:p text:style-name="P1">#[1;41r#[40;8H yComplexArray[1]-&gt;imagpart = 3;#[41;69H#[K#[41;69H42,1-8#[9C2%#[40;8H#[1;40r#[40;1H</text:p>
      <text:p text:style-name="P1">#[1;41r#[41;69H#[K#[41;69H43,0-1#[9C3%#[40;1H#[1;40r#[40;1H</text:p>
      <text:p text:style-name="P1">#[1;41r#[40;8H // sum and print#[41;69H#[K#[41;69H44,1-8#[9C4%#[40;8H#[1;40r#[40;1H</text:p>
      <text:p text:style-name="P1">#[1;41r#[40;8H answerComplexArray = addComplexNum(xComplexArray, yComplexArray);#[41;69H#[K#[41;69H45,1-8#[9C5%#[40;8H#[1;40r#[40;1H</text:p>
      <text:p text:style-name="P1">#[1;41r#[40;8H printf("Adding Two Arrays:\n");#[41;69H#[K#[41;69H46,1-8#[9C6%#[40;8H#[1;40r#[40;1H</text:p>
      <text:p text:style-name="P1">#[1;41r#[40;8H printComplexArray(answerComplexArray);#[41;69H#[K#[41;69H47,1-8#[9C7%#[40;8H#[1;40r#[40;1H</text:p>
      <text:p text:style-name="P1">#[1;41r#[40;8H // differnce and print#[41;69H#[K#[41;69H48,1-8#[9C8%#[40;8H#[1;40r#[40;1H</text:p>
      <text:p text:style-name="P1">#[1;41r#[40;8H answerComplexArray = subtractComplexNum(xComplexArray, yComplexArray);#[41;69H#[K#[41;69H49,1-8#[8C10%#[40;8H#[41;70H8#[39;8H#[41;70H7#[38;8H#[41;70H6#[37;8H#[41;70H5#[36;8H#[41;70H4#[35;8H#[41;70H3,0-1#[34;1H#####[41;70H4,1-8#[35;8H#[41;72H2-9#[35;9H#[41;70H3,0-1#[34;1H##[41;1H#[1m-- INSERT --#[0m#[41;69H#[K#[41;69H43,1#[10C10%#[34;1H#[41;72H2-9#[34;9H#[35;40r#[35;1H#M#[1;41r#[41;69H#[K#[41;69H44,1#[10C10%#[35;1H#[41;72H2-9#[35;9H# /#[41;72H3-10#[35;10H#//#[41;72H4-11#[35;11H#[41;72H5-12#[35;12H# p#[41;72H6-13#[35;13H#pr#[41;72H7-14#[35;14H#ri#[41;72H8-15#[35;15H#in#[41;72H9-16#[35;16H#nt#[41;72H10-17#[35;17H#[41;73H1-18#[35;18H# v#[41;73H2-19#[35;19H#va#[41;73H3-20#[35;20H#al#[41;73H4-21#[35;21H#lu#[41;73H5-22#[35;22H#us#[41;73H6-23#[35;23H#se#[41;73H7-24#[35;24H#es#[41;73H8-25#[35;25H#[35;24H#[K#[41;73H7-24#[35;24H#[35;23H#[K#[41;73H6-23#[35;23H#[35;22H#[K#[41;73H5-22#[35;22H#[35;21H#[K#[41;73H4-21#[35;21H#lu#[41;73H5-22#[35;22H#ue#[41;73H6-23#[35;23H#es#[41;73H7-24#[35;24H#[35;23H#[K#[41;73H6-23#[35;23H#[35;22H#[K#[41;73H5-22#[35;22H#ue#[41;73H6-23#[35;23H#es#[41;73H7-24#[35;24H#[41;73H8-25#[35;25H# o#[41;73H9-26#[35;26H#of#[41;72H20-27#[35;27H#[41;73H1-28#[35;28H# t#[41;73H2-29#[35;29H#th#[41;73H3-30#[35;30H#he#[41;73H4-31#[35;31H#[41;73H5-32#[35;32H# s#[41;73H6-33#[35;33H#st#[41;73H7-34#[35;34H#ta#[41;73H8-35#[35;35H#ar#[41;73H9-36#[35;36H#rt#[41;72H30-37#[35;37H#ti#[41;73H1-38#[35;38H#in#[41;73H2-39#[35;39H#ng#[41;73H3-40#[35;40H#[41;73H4-41#[35;41H# t#[41;73H5-42#[35;42H#te#[41;73H6-43#[35;43H#[35;42H#[K#[41;73H5-42#[35;42H#tw#[41;73H6-43#[35;43H#wo#[41;73H7-44#[35;44H#[41;73H8-45#[35;45H# a#[41;73H9-46#[35;46H#ar#[41;72H40-47#[35;47H#rr#[41;73H1-48#[35;48H#ra#[41;73H2-49#[35;49H#ay#[41;73H3-50#[35;50H#ys#[41;73H4-51#[35;51H#[36;40r#[36;1H#M#[1;41r#[36;8H //#[41;69H#[K#[41;69H45,5-12#[8C9%#[36;12H#[41;72H4-11#[36;11H#[36;10H#[K#[41;72H3-10#[36;10H#[36;9H#[K#[41;72H2-9 #[36;9H# p#[41;72H3-10#[36;10H#pr#[41;72H4-11#[36;11H#ri#[41;72H5-12#[36;12H#in#[41;72H6-13#[36;13H#nt#[41;72H7-14#[36;14H#tf#[41;72H8-15#[36;15H#f(#[41;72H9-16#[36;16H#("#[41;72H10-17#[36;17H#"A#[41;73H1-18#[36;18H#Ar#[41;73H2-19#[36;19H#rr#[41;73H3-20#[36;20H#ra#[41;73H4-21#[36;21H#ay#[41;73H5-22#[36;22H#[41;73H6-23#[36;23H# A#[41;73H7-24#[36;24H#A"#[41;73H8-25#[36;25H#")#[41;73H9-26#[36;26H#);#[41;72H20-27#[36;27H#[37;40r#[37;1H#M#[1;41r#[41;69H#[K#[41;69H46,1#[11C9%#[37;1H#[41;72H2-9#[37;9H# p#[41;72H3-10#[37;10H#[41;70H7#[38;10H#[41;70H8#[39;10H#[41;70H9#[40;10H#[1;40r#[40;1H</text:p>
      <text:p text:style-name="P1">#[1;41r#[40;8H printComplexArray(answerComplexArray);#[41;69H#[K#[41;69H50,3-10#[7C10%#[40;10H#[1;40r#[40;1H</text:p>
      <text:p text:style-name="P1">#[1;41r#[40;8H // differnce and print#[41;69H#[K#[41;69H51,3-10#[7C11%#[40;10H#[41;70H0#[39;10H#[41;69H49#[38;10H#[41;70H8#[37;10H#[41;70H7#[36;10H#[41;70H6#[35;10H#pr#[41;72H4-11#[35;11H#ri#[41;72H5-12#[35;12H#in#[41;72H6-13#[35;13H#nt#[41;72H7-14#[35;14H#tC#[41;72H8-15#[35;15H#Co#[41;72H9-16#[35;16H#om#[41;72H10-17#[35;17H#mp#[41;73H1-18#[35;18H#pl#[41;73H2-19#[35;19H#le#[41;73H3-20#[35;20H#ex#[41;73H4-21#[35;21H#xA#[41;73H5-22#[35;22H#Ar#[41;73H6-23#[35;23H#rr#[41;73H7-24#[35;24H#ra#[41;73H8-25#[35;25H#ay#[41;73H9-26#[35;26H#y(#[41;72H20-27#[35;27H#(x#[41;73H1-28#[35;28H#[41;70H5,20-27#[34;27H#[41;72H19-26#[34;26H#[41;73H8-25#[34;25H#[41;73H7-24#[34;24H## ");#[34;26H#[K#[41;73H6-23#[34;23H# X");#[41;73H7-24#[34;24H#[41;70H6#[35;24H#[41;73H8-25#[35;25H#[41;73H9-26#[35;26H#[41;72H20-27#[35;27H#[41;73H1-28#[35;28H#xC#[41;73H2-29#[35;29H#Co#[41;73H3-30#[35;30H#om#[41;73H4-31#[35;31H#mp#[41;73H5-32#[35;32H#pl#[41;73H6-33#[35;33H#le#[41;73H7-34#[35;34H#ex#[41;73H8-35#[35;35H#xA#[41;73H9-36#[35;36H#Ar#[41;72H30-37#[35;37H#rr#[41;73H1-38#[35;38H#ra#[41;73H2-39#[35;39H#ay#[41;73H3-<text:soft-page-break/>40#[35;40H#y)#[41;73H4-41#[35;41H#);#[41;73H5-42#[35;42H#;d#[41;73H6-43#[35;43H#[35;42H#[K#[41;73H5-42#[35;42H#[41;1H#[K#[35;41H#[41;69H46,34-41 <text:s text:c="5"/>11%#[35;41H##[35;41H#[K#[41;73H3-40#[35;40H#[41;73H2-39#[35;39H#[41;73H3-40#[35;40H###[41;73H2-39#[35;39H#[41;73H1-38#[35;38H#[41;70H5,19-26#[34;26H##[41;70H6,31-38#[35;38H#[41;73H2-39#[35;39H#[41;73H3-40#[35;40H##[41;1H#[1m-- INSERT --#[0m#[41;69H#[K#[41;69H46,33-40 <text:s text:c="5"/>11%#[35;40H#[41;73H4-41#[35;41H#);#[41;73H5-42#[35;42H#[41;1H#[K#[35;41H#[41;69H46,34-41 <text:s text:c="5"/>11%#[35;41H#[35;41H#[K#[41;73H3-40#[35;40H###[41;1H#[1m-- INSERT --#[0m#[41;69H#[K#[41;69H46,33-40 <text:s text:c="5"/>11%#[35;40H#[41;73H4-41#[35;41H#);#[41;73H5-42#[35;42H#[41;1H#[K#[35;41H#[41;69H46,34-41 <text:s text:c="5"/>11%#[35;41H#[35;41H#[K#[41;73H3-40#[35;40H##[35;40H#[K#[41;73H2-39#[35;39H####[41;1H#[1m-- INSERT --#[0m#[41;69H#[K#[41;69H46,32-39 <text:s text:c="5"/>11%#[35;39H#a)y#[41;73H3-40#[35;40H##ay#[35;40H#[K#[41;73H2-39#[35;39H#[41;73H3-40#[35;40H#y)#[41;73H4-41#[35;41H#);#[41;73H5-42#[35;42H#[41;1H#[K#[35;41H#[41;69H46,34-41 <text:s text:c="5"/>11%#[35;41H###[41;1H#[1m-- INSERT --#[0m#[41;69H#[K#[41;69H46,34-41 <text:s text:c="5"/>11%#[35;41H#[41;73H5-42#[35;42H#[36;40r#[36;1H#M#[1;41r#[41;69H#[K#[41;69H47,1#[10C11%#[36;1H#[41;72H2-9#[36;9H# p#[41;72H3-10#[36;10H#pr#[41;72H4-11#[36;11H#ri#[41;72H5-12#[36;12H#in#[41;72H6-13#[36;13H#nt#[41;72H7-14#[36;14H#tf#[41;72H8-15#[36;15H#f(#[41;72H9-16#[36;16H#("#[41;72H10-17#[36;17H#"A#[41;73H1-18#[36;18H#Ar#[41;73H2-19#[36;19H#rr#[41;73H3-20#[36;20H#ra#[41;73H4-21#[36;21H#ay#[41;73H5-22#[36;22H#[41;73H6-23#[36;23H# Y#[41;73H7-24#[36;24H#Y"#[41;73H8-25#[36;25H#")#[41;73H9-26#[36;26H#);#[41;72H20-27#[36;27H#[37;40r#[37;1H#M#[1;41r#[41;69H#[K#[41;69H48,1#[10C11%#[37;1H#[41;72H2-9#[37;9H# p#[41;72H3-10#[37;10H#pr#[41;72H4-11#[37;11H#ri#[41;72H5-12#[37;12H#in#[41;72H6-13#[37;13H#nt#[41;72H7-14#[37;14H#tC#[41;72H8-15#[37;15H#Co#[41;72H9-16#[37;16H#om#[41;72H10-17#[37;17H#mp#[41;73H1-18#[37;18H#pl#[41;73H2-19#[37;19H#le#[41;73H3-20#[37;20H#et#[41;73H4-21#[37;21H#[37;20H#[K#[41;73H3-20#[37;20H#ex#[41;73H4-21#[37;21H#xA#[41;73H5-22#[37;22H#Ar#[41;73H6-23#[37;23H#rr#[41;73H7-24#[37;24H#ra#[41;73H8-25#[37;25H#ay#[41;73H9-26#[37;26H#y(#[41;72H20-27#[37;27H#(y#[41;73H1-28#[37;28H#yC#[41;73H2-29#[37;29H#Co#[41;73H3-30#[37;30H#om#[41;73H4-31#[37;31H#mp#[41;73H5-32#[37;32H#pl#[41;73H6-33#[37;33H#le#[41;73H7-34#[37;34H#ex#[41;73H8-35#[37;35H#xA#[41;73H9-36#[37;36H#Ar#[41;72H30-37#[37;37H#rr#[41;73H1-38#[37;38H#ra#[41;73H2-39#[37;39H#ay#[41;73H3-40#[37;40H#y)#[41;73H4-41#[37;41H#);#[41;73H5-42#[37;42H#[41;1H#[K#[37;41H#[41;69H48,34-41 <text:s text:c="5"/>11%#[37;41H#[41;69H#[K#[41;1H:w</text:p>
      <text:p text:style-name="P1">[rgodbee1@cs3 assigment03]$ gcc -Wall -o complexNum complexNum.c -lm </text:p>
      <text:p text:style-name="P1">Array XReal Part<text:tab/>Imaginary Part</text:p>
      <text:p text:style-name="P1">1.100000<text:tab/>1.200000</text:p>
      <text:p text:style-name="P1">2.300000<text:tab/>0.500000</text:p>
      <text:p text:style-name="P1">Array YReal Part<text:tab/>Imaginary Part</text:p>
      <text:p text:style-name="P1">2.000000<text:tab/>3.000000</text:p>
      <text:p text:style-name="P1">4.000000<text:tab/>3.000000</text:p>
      <text:p text:style-name="P1">Adding Two Arrays:</text:p>
      <text:p text:style-name="P1">Real Part<text:tab/>Imaginary Part</text:p>
      <text:p text:style-name="P1">3.100000<text:tab/>4.200000</text:p>
      <text:p text:style-name="P1">6.300000<text:tab/>3.500000</text:p>
      <text:p text:style-name="P1">Subtracting Two Arrays:</text:p>
      <text:p text:style-name="P1">Real Part<text:tab/>Imaginary Part</text:p>
      <text:p text:style-name="P1">-0.900000<text:tab/>-1.800000</text:p>
      <text:p text:style-name="P1">-1.700000<text:tab/>-2.500000</text:p>
      <text:p text:style-name="P1">Multipling Two Arrays:</text:p>
      <text:p text:style-name="P1">Real Part<text:tab/>Imaginary Part</text:p>
      <text:p text:style-name="P1">2.200000<text:tab/>3.600000</text:p>
      <text:p text:style-name="P1">9.200000<text:tab/>1.500000</text:p>
      <text:p text:style-name="P1">Dividing Two Arrays:</text:p>
      <text:p text:style-name="P1">Real Part<text:tab/>Imaginary Part</text:p>
      <text:p text:style-name="P1">0.550000<text:tab/>0.400000</text:p>
      <text:p text:style-name="P1">0.575000<text:tab/>0.166667</text:p>
      <text:p text:style-name="P1">[rgodbee1@cs3 assigment03]$ vi c`###[K#omplexNum.c </text:p>
      <text:p text:style-name="P1">#[?1h#=#[1;41r#[m#[m#[0m#[H#[J#[41;1H"complexNum.c" [dos] 134L, 3933C#[2;1H#define SIZE_OF_ARR 2</text:p>
      <text:p text:style-name="P1"/>
      <text:p text:style-name="P1">ComplexNum** addComplexNum(ComplexNum **x, ComplexNum **y);</text:p>
      <text:p text:style-name="P1">ComplexNum** subtractComplexNum(ComplexNum **x, ComplexNum **y);</text:p>
      <text:p text:style-name="P1">ComplexNum** multiplyComplexNum(ComplexNum **x, ComplexNum **y);</text:p>
      <text:p text:style-name="P1"><text:soft-page-break/>ComplexNum** divisionComplexNum(ComplexNum **x, ComplexNum **y);</text:p>
      <text:p text:style-name="P1">void printComplexArray(ComplexNum **x);</text:p>
      <text:p text:style-name="P1"/>
      <text:p text:style-name="P1">int main()</text:p>
      <text:p text:style-name="P1">{#[12;8H //input values#[13;8H // declare arrays#[14;8H ComplexNum *xComplexArray[SIZE_OF_ARR];#[15;8H ComplexNum *yComplexArray[SIZE_OF_ARR];#[16;8H // declare an array to hold the answer from the different opperations#[17;8H ComplexNum **answerComplexArray;#[18;8H int i;#[19;8H for (i = 0; i &lt; SIZE_OF_ARR; ++i)#[20;8H {#[21;16H xComplexArray[i] = malloc(sizeof(ComplexNum));#[22;16H yComplexArray[i] = malloc(sizeof(ComplexNum));#[23;8H }#[25;8H // initialize arrayz#[26;8H xComplexArray[0]-&gt;realpart = 1.1;#[27;8H xComplexArray[0]-&gt;imagpart = 1.2;#[28;8H xComplexArray[1]-&gt;realpart = 2.3;#[29;8H xComplexArray[1]-&gt;imagpart = 0.5;#[31;8H yComplexArray[0]-&gt;realpart = 2;#[32;8H yComplexArray[0]-&gt;imagpart = 3;#[33;8H yComplexArray[1]-&gt;realpart = 4;#[34;8H yComplexArray[1]-&gt;imagpart = 3;#[36;8H // print values of the starting two arrays#[37;8H printf("Array X");#[38;8H printComplexArray(xComplexArray);#[39;8H printf("Array Y");#[40;8H printComplexArray(yComplexArray);#[41;69H48,2-9#[9C8%#[40;9H#[41;70H7#[39;9H#[41;70H6#[38;9H#[41;70H5#[37;9H#[41;72H3-10#[37;10H#[41;72H4-11#[37;11H#[41;72H5-12#[37;12H#[41;72H6-13#[37;13H#[41;72H7-14#[37;14H#[41;72H8-15#[37;15H#[41;72H9-16#[37;16H#[41;72H10-17#[37;17H#[41;73H1-18#[37;18H#[41;73H2-19#[37;19H#[41;73H3-20#[37;20H#[41;73H4-21#[37;21H#[41;73H5-22#[37;22H#[41;73H6-23#[37;23H#[41;73H7-24#[37;24H#[41;73H8-25#[37;25H#[41;73H7-24#[37;24H#[41;1H#[1m-- INSERT --#[0m#[41;13H#[K#[41;69H45,17-24#[7C8%#[37;24H#X\");#[41;73H8-25#[37;25H#\n");#[41;73H9-26#[37;26H#[41;70H6#[38;26H#[41;73H8-25#[38;25H#[41;70H7#[39;25H#[41;73H7-24#[39;24H#Y\");#[41;73H8-25#[39;25H#\n");#[41;73H9-26#[39;26H#[41;1H#[K#[39;25H#[41;69H47,18-25#[7C8%#[39;25H#[41;69H#[K#[41;1H:w</text:p>
      <text:p text:style-name="P1"/>
      <text:p text:style-name="P1"/>
      <text:p text:style-name="P1">#[?1l#&gt;</text:p>
      <text:p text:style-name="P1">[1]+ <text:s/>Stopped <text:s text:c="16"/>vim complexNum.c</text:p>
      <text:p text:style-name="P1"/>
      <text:p text:style-name="P1">[rgodbee1@cs3 assigment03]$ vi complexNum.c ################./complexNum #[K#############gcc -Wall -o complexNum complexNum.c -lm </text:p>
      <text:p text:style-name="P1">[rgodbee1@cs3 assigment03]$ gcc -Wall -o complexNum complexNum.c -lm </text:p>
      <text:p text:style-name="P1">Array X</text:p>
      <text:p text:style-name="P1">Real Part<text:tab/>Imaginary Part</text:p>
      <text:p text:style-name="P1">1.100000<text:tab/>1.200000</text:p>
      <text:p text:style-name="P1">2.300000<text:tab/>0.500000</text:p>
      <text:p text:style-name="P1">Array Y</text:p>
      <text:p text:style-name="P1">Real Part<text:tab/>Imaginary Part</text:p>
      <text:p text:style-name="P1">2.000000<text:tab/>3.000000</text:p>
      <text:p text:style-name="P1">4.000000<text:tab/>3.000000</text:p>
      <text:p text:style-name="P1">Adding Two Arrays:</text:p>
      <text:p text:style-name="P1">Real Part<text:tab/>Imaginary Part</text:p>
      <text:p text:style-name="P1">3.100000<text:tab/>4.200000</text:p>
      <text:p text:style-name="P1">6.300000<text:tab/>3.500000</text:p>
      <text:p text:style-name="P1">Subtracting Two Arrays:</text:p>
      <text:p text:style-name="P1">Real Part<text:tab/>Imaginary Part</text:p>
      <text:p text:style-name="P1">-0.900000<text:tab/>-1.800000</text:p>
      <text:p text:style-name="P1">-1.700000<text:tab/>-2.500000</text:p>
      <text:p text:style-name="P1">Multipling Two Arrays:</text:p>
      <text:p text:style-name="P1">Real Part<text:tab/>Imaginary Part</text:p>
      <text:p text:style-name="P1">2.200000<text:tab/>3.600000</text:p>
      <text:p text:style-name="P1">9.200000<text:tab/>1.500000</text:p>
      <text:p text:style-name="P1">Dividing Two Arrays:</text:p>
      <text:p text:style-name="P1">Real Part<text:tab/>Imaginary Part</text:p>
      <text:p text:style-name="P1">0.550000<text:tab/>0.400000</text:p>
      <text:p text:style-name="P1">0.575000<text:tab/>0.166667</text:p>
      <text:p text:style-name="P1">[rgodbee1@cs3 assigment03]$ ./complexNum ##############[Ktouch complexNumOutput.txt</text:p>
      <text:p text:style-name="P1">[rgodbee1@cs3 assigment03]$ touch complexNumOutput.txt###########################[Ktouch complexNumOutput.txt##########################./complexNum #[K| tee c#omplexNumo####[KOutput.txt </text:p>
      <text:p text:style-name="P1">Array X</text:p>
      <text:p text:style-name="P1"><text:soft-page-break/>Real Part<text:tab/>Imaginary Part</text:p>
      <text:p text:style-name="P1">1.100000<text:tab/>1.200000</text:p>
      <text:p text:style-name="P1">2.300000<text:tab/>0.500000</text:p>
      <text:p text:style-name="P1">Array Y</text:p>
      <text:p text:style-name="P1">Real Part<text:tab/>Imaginary Part</text:p>
      <text:p text:style-name="P1">2.000000<text:tab/>3.000000</text:p>
      <text:p text:style-name="P1">4.000000<text:tab/>3.000000</text:p>
      <text:p text:style-name="P1">Adding Two Arrays:</text:p>
      <text:p text:style-name="P1">Real Part<text:tab/>Imaginary Part</text:p>
      <text:p text:style-name="P1">3.100000<text:tab/>4.200000</text:p>
      <text:p text:style-name="P1">6.300000<text:tab/>3.500000</text:p>
      <text:p text:style-name="P1">Subtracting Two Arrays:</text:p>
      <text:p text:style-name="P1">Real Part<text:tab/>Imaginary Part</text:p>
      <text:p text:style-name="P1">-0.900000<text:tab/>-1.800000</text:p>
      <text:p text:style-name="P1">-1.700000<text:tab/>-2.500000</text:p>
      <text:p text:style-name="P1">Multipling Two Arrays:</text:p>
      <text:p text:style-name="P1">Real Part<text:tab/>Imaginary Part</text:p>
      <text:p text:style-name="P1">2.200000<text:tab/>3.600000</text:p>
      <text:p text:style-name="P1">9.200000<text:tab/>1.500000</text:p>
      <text:p text:style-name="P1">Dividing Two Arrays:</text:p>
      <text:p text:style-name="P1">Real Part<text:tab/>Imaginary Part</text:p>
      <text:p text:style-name="P1">0.550000<text:tab/>0.400000</text:p>
      <text:p text:style-name="P1">0.575000<text:tab/>0.166667</text:p>
      <text:p text:style-name="P1">[rgodbee1@cs3 assigment03]$ ls</text:p>
      <text:p text:style-name="P1">09142014transcript_01.txt <text:s/>basic_lib.h <text:s/>#[0m#[01;32mcomplexNum#[0m <text:s text:c="3"/>complexNumOutput.txt</text:p>
      <text:p text:style-name="P1">basic_lib.c <text:s text:c="15"/>basic_lib.o <text:s/>complexNum.c</text:p>
      <text:p text:style-name="P1">#[m[rgodbee1@cs3 assigment03]$ exit</text:p>
      <text:p text:style-name="P1">There are stopped jobs.</text:p>
      <text:p text:style-name="P1">[rgodbee1@cs3 assigment03]$ ls</text:p>
      <text:p text:style-name="P1">09142014transcript_01.txt <text:s/>basic_lib.h <text:s/>#[0m#[01;32mcomplexNum#[0m <text:s text:c="3"/>complexNumOutput.txt</text:p>
      <text:p text:style-name="P1">basic_lib.c <text:s text:c="15"/>basic_lib.o <text:s/>complexNum.c</text:p>
      <text:p text:style-name="P1">#[m[rgodbee1@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0:48:34.39</meta:creation-date>
    <meta:document-statistic meta:table-count="0" meta:image-count="0" meta:object-count="0" meta:page-count="5" meta:paragraph-count="147" meta:word-count="709" meta:character-count="14926"/>
    <dc:date>2014-09-12T10:50:23.64</dc:date>
    <meta:editing-duration>PT1M49S</meta:editing-duration>
    <meta:editing-cycles>1</meta:editing-cycles>
    <meta:generator>OpenOffice.org/3.4.1$Win32 OpenOffice.org_project/341m1$Build-9593</meta:generator>
  </office:meta>
</office:document-meta>
</file>